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Ubuntu" svg:font-family="Ubuntu"/>
  </office:font-face-decls>
  <office:automatic-styles>
    <style:style style:name="P1" style:family="paragraph" style:parent-style-name="Standard">
      <style:text-properties officeooo:paragraph-rsid="000d1696"/>
    </style:style>
    <style:style style:name="P2" style:family="paragraph" style:parent-style-name="Standard">
      <style:text-properties officeooo:rsid="000d1696" officeooo:paragraph-rsid="000d1696"/>
    </style:style>
    <style:style style:name="P3" style:family="paragraph" style:parent-style-name="Standard">
      <style:text-properties fo:font-weight="bold" officeooo:rsid="000d1696" officeooo:paragraph-rsid="000d1696" style:font-weight-asian="bold" style:font-weight-complex="bold"/>
    </style:style>
    <style:style style:name="P4" style:family="paragraph" style:parent-style-name="Standard">
      <style:text-properties fo:font-weight="bold" officeooo:rsid="000df0ed" officeooo:paragraph-rsid="000df0ed" style:font-weight-asian="bold" style:font-weight-complex="bold"/>
    </style:style>
    <style:style style:name="P5" style:family="paragraph" style:parent-style-name="Standard">
      <style:text-properties fo:font-weight="normal" officeooo:rsid="000d1696" officeooo:paragraph-rsid="000d1696" style:font-weight-asian="normal" style:font-weight-complex="normal"/>
    </style:style>
    <style:style style:name="P6" style:family="paragraph" style:parent-style-name="Standard">
      <style:text-properties fo:font-style="normal" fo:font-weight="bold" officeooo:rsid="000d1696" officeooo:paragraph-rsid="000d1696" style:font-style-asian="normal" style:font-weight-asian="bold" style:font-style-complex="normal" style:font-weight-complex="bold"/>
    </style:style>
    <style:style style:name="P7" style:family="paragraph" style:parent-style-name="Standard">
      <style:text-properties officeooo:rsid="000df0ed" officeooo:paragraph-rsid="000df0ed"/>
    </style:style>
    <style:style style:name="P8" style:family="paragraph" style:parent-style-name="Text_20_body">
      <style:paragraph-properties fo:margin-left="0cm" fo:margin-right="0cm" fo:margin-top="0cm" fo:margin-bottom="0.635cm" style:contextual-spacing="false" fo:line-height="100%" fo:text-align="start" style:justify-single-word="false" fo:text-indent="0cm" style:auto-text-indent="false"/>
      <style:text-properties fo:color="#1e58bf" loext:opacity="100%" style:font-name="Ubuntu" fo:font-size="24pt" fo:letter-spacing="-0.018cm" fo:font-weight="bold"/>
    </style:style>
    <style:style style:name="T1" style:family="text">
      <style:text-properties style:font-name-complex="Liberation Serif"/>
    </style:style>
    <style:style style:name="T2" style:family="text">
      <style:text-properties officeooo:rsid="000d1696"/>
    </style:style>
    <style:style style:name="T3" style:family="text">
      <style:text-properties officeooo:rsid="000df0e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Funzionamento videocamera a livelli iso/osi:</text:p>
      <text:p text:style-name="P3"><text:span text:style-name="T1">Livello fisico (1):</text:span></text:p>
      <text:p text:style-name="P2"/>
      <text:p text:style-name="P2">In questo livello il segnale viene istradato in via wireless tramite un antenna che diffonde il segnale, esso viene ricevuto da un antenna wi-fi.</text:p>
      <text:p text:style-name="P2"/>
      <text:p text:style-name="P3">Livello link (2):</text:p>
      <text:p text:style-name="P3"/>
      <text:p text:style-name="P5">In questo livello il segnale vine ricevuto tramite l’indirizzo MAC e tramite il protocollo RARP viene ricostruito l’indirizzo IP del ricevente e permettendo così di indirizzarvi i pacchetti.</text:p>
      <text:p text:style-name="P5"/>
      <text:p text:style-name="P3">Livello network (3):</text:p>
      <text:p text:style-name="P5"/>
      <text:p text:style-name="P5">Nel livello di network i pacchetti vengono ricevuto dall’indrizzo IP statico tramite la connessione dell’indrizzo del “request” all’indirzzo IP del “response”. In questo caso la connessione avviene tramite il protocollo PPP che permette una connessione diretta <text:s/>“peer to peer” tra la videocamera e il ricevente. </text:p>
      <text:p text:style-name="P5"/>
      <text:p text:style-name="P6">Livello di trasporto (4):</text:p>
      <text:p text:style-name="P5"/>
      <text:p text:style-name="P5">Questo livello descrive la tipologia di protocollo utilizzata; in questo caso UDP perché è più veloce rispetto a TCP e l’eventuale perdita di pochi pacchetti non causa danni.</text:p>
      <text:p text:style-name="P5"/>
      <text:p text:style-name="P3">Livello di sessione (5):</text:p>
      <text:p text:style-name="P5"/>
      <text:p text:style-name="P5">In questo livello la comunicazione dei pacchetti viene organizzata e sincronizzata prima di passare al livello successivo.</text:p>
      <text:p text:style-name="P5"/>
      <text:p text:style-name="P3">Livello di presentazione (6):</text:p>
      <text:p text:style-name="P5"/>
      <text:p text:style-name="P1">Il sesto livello è necessario per l’operazione di crittografie e decifrazione dei pacchetti, <text:span text:style-name="T2">in modo </text:span><text:span text:style-name="T3">il pacchetti “viaggiano” in modo non chiaro e la loro visione senza chiave di decrittografia la rende quasi inutile. Questo livello è necessario anche per la copressione / decopresione dei dati.</text:span></text:p>
      <text:p text:style-name="P1"/>
      <text:p text:style-name="P4">Livello di applicazione (7):</text:p>
      <text:p text:style-name="P7"/>
      <text:p text:style-name="P7">L’ultimo livello permette di vedere la trasmissione in diretta e di registrarla tramite un applicativo UI all’utente, da questo applicativo è possibile gestire gli IP di comunicazione, la qualità di trasmissione e molto altr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Ubuntu" svg:font-family="Ubuntu"/>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7T19:35:09.737000000</meta:creation-date>
    <dc:date>2023-11-07T20:40:14.512000000</dc:date>
    <meta:editing-duration>PT1H5M4S</meta:editing-duration>
    <meta:editing-cycles>2</meta:editing-cycles>
    <meta:generator>LibreOffice/7.4.2.3$Windows_X86_64 LibreOffice_project/382eef1f22670f7f4118c8c2dd222ec7ad009daf</meta:generator>
    <meta:document-statistic meta:table-count="0" meta:image-count="0" meta:object-count="0" meta:page-count="1" meta:paragraph-count="15" meta:word-count="252" meta:character-count="1670" meta:non-whitespace-character-count="1431"/>
  </office:meta>
</office:document-meta>
</file>